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310" officeooo:paragraph-rsid="00022310"/>
    </style:style>
    <style:style style:name="P2" style:family="paragraph" style:parent-style-name="Standard">
      <style:text-properties officeooo:rsid="000b550b" officeooo:paragraph-rsid="000b550b"/>
    </style:style>
    <style:style style:name="P3" style:family="paragraph" style:parent-style-name="Standard">
      <style:text-properties officeooo:rsid="000d3544" officeooo:paragraph-rsid="000d3544"/>
    </style:style>
    <style:style style:name="P4" style:family="paragraph" style:parent-style-name="Standard">
      <style:text-properties officeooo:rsid="000de7ae" officeooo:paragraph-rsid="000de7ae"/>
    </style:style>
    <style:style style:name="P5" style:family="paragraph" style:parent-style-name="Standard">
      <style:text-properties officeooo:rsid="000fbf7c" officeooo:paragraph-rsid="000fbf7c"/>
    </style:style>
    <style:style style:name="P6" style:family="paragraph" style:parent-style-name="Standard">
      <style:text-properties officeooo:rsid="001132a5" officeooo:paragraph-rsid="001132a5"/>
    </style:style>
    <style:style style:name="P7" style:family="paragraph" style:parent-style-name="Standard">
      <style:text-properties officeooo:rsid="001385a3" officeooo:paragraph-rsid="001385a3"/>
    </style:style>
    <style:style style:name="P8" style:family="paragraph" style:parent-style-name="Standard">
      <style:text-properties officeooo:rsid="00146539" officeooo:paragraph-rsid="00146539"/>
    </style:style>
    <style:style style:name="P9" style:family="paragraph" style:parent-style-name="Standard">
      <style:text-properties officeooo:rsid="001491b7" officeooo:paragraph-rsid="001491b7"/>
    </style:style>
    <style:style style:name="P10" style:family="paragraph" style:parent-style-name="Standard">
      <style:text-properties officeooo:rsid="001648b7" officeooo:paragraph-rsid="001648b7"/>
    </style:style>
    <style:style style:name="P11" style:family="paragraph" style:parent-style-name="Standard">
      <style:text-properties officeooo:rsid="00182b84" officeooo:paragraph-rsid="00182b84"/>
    </style:style>
    <style:style style:name="P12" style:family="paragraph" style:parent-style-name="Standard">
      <style:text-properties officeooo:rsid="0018be9c" officeooo:paragraph-rsid="0018be9c"/>
    </style:style>
    <style:style style:name="P13" style:family="paragraph" style:parent-style-name="Standard">
      <style:text-properties officeooo:rsid="0018be9c" officeooo:paragraph-rsid="001a46c6"/>
    </style:style>
    <style:style style:name="P14" style:family="paragraph" style:parent-style-name="Standard">
      <style:text-properties officeooo:rsid="001a5391" officeooo:paragraph-rsid="001a5391"/>
    </style:style>
    <style:style style:name="P15" style:family="paragraph" style:parent-style-name="Standard">
      <style:text-properties officeooo:rsid="001b2b68" officeooo:paragraph-rsid="001b2b68"/>
    </style:style>
    <style:style style:name="P16" style:family="paragraph" style:parent-style-name="Standard">
      <style:text-properties officeooo:rsid="001c4427" officeooo:paragraph-rsid="001c4427"/>
    </style:style>
    <style:style style:name="P17" style:family="paragraph" style:parent-style-name="Standard">
      <style:text-properties officeooo:rsid="001ce75c" officeooo:paragraph-rsid="001ce75c"/>
    </style:style>
    <style:style style:name="P18" style:family="paragraph" style:parent-style-name="Standard">
      <style:text-properties officeooo:rsid="001dffeb" officeooo:paragraph-rsid="001dffeb"/>
    </style:style>
    <style:style style:name="P19" style:family="paragraph" style:parent-style-name="Standard">
      <style:text-properties officeooo:rsid="001e3836" officeooo:paragraph-rsid="001e3836"/>
    </style:style>
    <style:style style:name="P20" style:family="paragraph" style:parent-style-name="Standard">
      <style:text-properties officeooo:rsid="001fe186" officeooo:paragraph-rsid="001fe186"/>
    </style:style>
    <style:style style:name="P21" style:family="paragraph" style:parent-style-name="Standard">
      <style:text-properties officeooo:rsid="00208ed1" officeooo:paragraph-rsid="00208ed1"/>
    </style:style>
    <style:style style:name="P22" style:family="paragraph" style:parent-style-name="Standard">
      <style:text-properties officeooo:rsid="0022682e" officeooo:paragraph-rsid="0022682e"/>
    </style:style>
    <style:style style:name="P23" style:family="paragraph" style:parent-style-name="Standard">
      <style:text-properties officeooo:rsid="002359a1" officeooo:paragraph-rsid="002359a1"/>
    </style:style>
    <style:style style:name="P24" style:family="paragraph" style:parent-style-name="Standard">
      <style:text-properties officeooo:rsid="0023aad8" officeooo:paragraph-rsid="0023aad8"/>
    </style:style>
    <style:style style:name="P25" style:family="paragraph" style:parent-style-name="Standard">
      <style:text-properties officeooo:rsid="001a46c6" officeooo:paragraph-rsid="001a5391"/>
    </style:style>
    <style:style style:name="P26" style:family="paragraph" style:parent-style-name="Standard">
      <style:text-properties officeooo:rsid="00270207" officeooo:paragraph-rsid="00270207"/>
    </style:style>
    <style:style style:name="P27" style:family="paragraph" style:parent-style-name="Standard">
      <style:text-properties officeooo:paragraph-rsid="00270207"/>
    </style:style>
    <style:style style:name="P28" style:family="paragraph" style:parent-style-name="Text_20_body">
      <style:text-properties officeooo:paragraph-rsid="00270207"/>
    </style:style>
    <style:style style:name="P29" style:family="paragraph" style:parent-style-name="Text_20_body">
      <style:text-properties officeooo:paragraph-rsid="0028b697"/>
    </style:style>
    <style:style style:name="P30" style:family="paragraph" style:parent-style-name="Text_20_body">
      <style:text-properties officeooo:paragraph-rsid="002be112"/>
    </style:style>
    <style:style style:name="P31" style:family="paragraph" style:parent-style-name="Text_20_body">
      <style:text-properties officeooo:paragraph-rsid="002c0b27"/>
    </style:style>
    <style:style style:name="P32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33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paragraph-rsid="00270207" loext:padding="0cm" loext:border="none"/>
    </style:style>
    <style:style style:name="P34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paragraph-rsid="00270207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000080" style:font-name="monospace" fo:font-size="10.5pt" fo:letter-spacing="normal" fo:font-style="normal" fo:font-weight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transparent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8b0000" style:font-name="monospace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80" style:font-name="monospace" loext:padding-left="0cm" loext:padding-right="0cm" loext:padding-top="0.049cm" loext:padding-bottom="0cm" loext:border-left="none" loext:border-right="none" loext:border-top="0.06pt solid #000000" loext:border-bottom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loext:padding="0cm" loext:border="none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monospace" fo:font-size="10.5pt" fo:letter-spacing="normal" fo:font-style="normal" fo:font-weight="normal" loext:padding="0cm" loext:border="none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8080" style:font-name="monospace" fo:font-size="10.5pt" fo:letter-spacing="normal" fo:font-style="italic" fo:font-weight="normal" loext:padding="0cm" loext:border="none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333333" fo:background-color="transparent" loext:padding="0cm" loext:border="none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333333" style:font-name="monospace" fo:background-color="transparent" loext:padding="0cm" loext:border="non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monospace" loext:padding="0cm" loext:border="none"/>
    </style:style>
    <style:style style:name="P51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inherit" fo:font-size="13.5pt" fo:font-weight="bold" loext:padding="0cm" loext:border="none"/>
    </style:style>
    <style:style style:name="P52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23aad8" officeooo:paragraph-rsid="0023aad8"/>
    </style:style>
    <style:style style:name="P53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270207" officeooo:paragraph-rsid="00270207"/>
    </style:style>
    <style:style style:name="P54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paragraph-rsid="00270207"/>
    </style:style>
    <style:style style:name="P55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paragraph-rsid="002c0b27"/>
    </style:style>
    <style:style style:name="P56" style:family="paragraph" style:parent-style-name="Preformatted_20_Text">
      <style:text-properties officeooo:paragraph-rsid="00270207"/>
    </style:style>
    <style:style style:name="P57" style:family="paragraph" style:parent-style-name="Preformatted_20_Text">
      <style:text-properties officeooo:paragraph-rsid="0028b697"/>
    </style:style>
    <style:style style:name="P58" style:family="paragraph" style:parent-style-name="Preformatted_20_Text">
      <style:text-properties officeooo:paragraph-rsid="002be112"/>
    </style:style>
    <style:style style:name="P59" style:family="paragraph" style:parent-style-name="Preformatted_20_Text">
      <style:text-properties officeooo:paragraph-rsid="002c0b27"/>
    </style:style>
    <style:style style:name="P60" style:family="paragraph" style:parent-style-name="Preformatted_20_Text">
      <style:paragraph-properties fo:margin-top="0cm" fo:margin-bottom="0cm" loext:contextual-spacing="false" fo:padding="0cm" fo:border="none"/>
    </style:style>
    <style:style style:name="P6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33333" fo:letter-spacing="normal"/>
    </style:style>
    <style:style style:name="P6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33333" fo:letter-spacing="normal" officeooo:paragraph-rsid="00270207"/>
    </style:style>
    <style:style style:name="P63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64" style:family="paragraph" style:parent-style-name="Preformatted_20_Text">
      <style:paragraph-properties fo:margin-top="0cm" fo:margin-bottom="0cm" loext:contextual-spacing="false" fo:padding="0cm" fo:border="none"/>
      <style:text-properties fo:color="#333333" fo:background-color="transparent" loext:padding="0cm" loext:border="none"/>
    </style:style>
    <style:style style:name="P65" style:family="paragraph" style:parent-style-name="Standard" style:list-style-name="L1">
      <style:text-properties officeooo:rsid="00022310" officeooo:paragraph-rsid="00022310"/>
    </style:style>
    <style:style style:name="P66" style:family="paragraph" style:parent-style-name="Standard">
      <style:text-properties officeooo:rsid="00022310" officeooo:paragraph-rsid="00022310"/>
    </style:style>
    <style:style style:name="P67" style:family="paragraph" style:parent-style-name="Standard" style:list-style-name="L1">
      <style:text-properties officeooo:rsid="0004d96b" officeooo:paragraph-rsid="0004d96b"/>
    </style:style>
    <style:style style:name="P68" style:family="paragraph" style:parent-style-name="Standard" style:list-style-name="L1">
      <style:text-properties officeooo:rsid="0005fef6" officeooo:paragraph-rsid="0005fef6"/>
    </style:style>
    <style:style style:name="P69" style:family="paragraph" style:parent-style-name="Standard" style:list-style-name="L1">
      <style:text-properties officeooo:rsid="0007eddc" officeooo:paragraph-rsid="0007eddc"/>
    </style:style>
    <style:style style:name="P70" style:family="paragraph" style:parent-style-name="Standard" style:list-style-name="L1">
      <style:text-properties officeooo:rsid="0009395f" officeooo:paragraph-rsid="0009395f"/>
    </style:style>
    <style:style style:name="P71" style:family="paragraph" style:parent-style-name="Standard" style:list-style-name="L1">
      <style:text-properties officeooo:rsid="0009395f" officeooo:paragraph-rsid="000a3d2c"/>
    </style:style>
    <style:style style:name="P72" style:family="paragraph" style:parent-style-name="Standard" style:list-style-name="L1">
      <style:text-properties officeooo:rsid="000a3d2c" officeooo:paragraph-rsid="000a3d2c"/>
    </style:style>
    <style:style style:name="P73" style:family="paragraph" style:parent-style-name="Standard" style:list-style-name="L1">
      <style:text-properties officeooo:rsid="000af56a" officeooo:paragraph-rsid="000af56a"/>
    </style:style>
    <style:style style:name="P74" style:family="paragraph" style:parent-style-name="Standard">
      <style:text-properties officeooo:rsid="0032f519" officeooo:paragraph-rsid="0032f519"/>
    </style:style>
    <style:style style:name="P75" style:family="paragraph" style:parent-style-name="Standard">
      <style:text-properties officeooo:rsid="0032f519" officeooo:paragraph-rsid="0033eea2"/>
    </style:style>
    <style:style style:name="P76" style:family="paragraph" style:parent-style-name="Standard">
      <style:text-properties officeooo:rsid="0034b886" officeooo:paragraph-rsid="0034b886"/>
    </style:style>
    <style:style style:name="P77" style:family="paragraph" style:parent-style-name="Standard">
      <style:text-properties officeooo:rsid="00365730" officeooo:paragraph-rsid="00365730"/>
    </style:style>
    <style:style style:name="P78" style:family="paragraph" style:parent-style-name="Standard">
      <style:text-properties officeooo:rsid="00380a6b" officeooo:paragraph-rsid="00380a6b"/>
    </style:style>
    <style:style style:name="T1" style:family="text">
      <style:text-properties officeooo:rsid="0007eddc"/>
    </style:style>
    <style:style style:name="T2" style:family="text">
      <style:text-properties officeooo:rsid="000de7ae"/>
    </style:style>
    <style:style style:name="T3" style:family="text">
      <style:text-properties officeooo:rsid="0012554c"/>
    </style:style>
    <style:style style:name="T4" style:family="text">
      <style:text-properties officeooo:rsid="001a46c6"/>
    </style:style>
    <style:style style:name="T5" style:family="text">
      <style:text-properties officeooo:rsid="001c4427"/>
    </style:style>
    <style:style style:name="T6" style:family="text">
      <style:text-properties officeooo:rsid="00208ed1"/>
    </style:style>
    <style:style style:name="T7" style:family="text">
      <style:text-properties officeooo:rsid="00270207"/>
    </style:style>
    <style:style style:name="T8" style:family="text">
      <style:text-properties loext:padding="0cm" loext:border="none"/>
    </style:style>
    <style:style style:name="T9" style:family="text">
      <style:text-properties fo:color="#008000" fo:font-weight="bold"/>
    </style:style>
    <style:style style:name="T10" style:family="text">
      <style:text-properties fo:color="#008000" fo:font-weight="bold" loext:padding="0cm" loext:border="none"/>
    </style:style>
    <style:style style:name="T11" style:family="text">
      <style:text-properties fo:color="#008000" loext:padding="0cm" loext:border="none"/>
    </style:style>
    <style:style style:name="T12" style:family="text">
      <style:text-properties fo:color="#008000" style:font-name="monospace"/>
    </style:style>
    <style:style style:name="T13" style:family="text">
      <style:text-properties fo:color="#008000" style:font-name="monospace" fo:font-size="10.5pt" fo:font-style="normal" fo:font-weight="bold" loext:padding="0cm" loext:border="none"/>
    </style:style>
    <style:style style:name="T14" style:family="text">
      <style:text-properties fo:color="#008000" style:font-name="monospace" fo:font-size="10.5pt" fo:font-style="normal" fo:font-weight="normal" loext:padding="0cm" loext:border="none"/>
    </style:style>
    <style:style style:name="T15" style:family="text">
      <style:text-properties fo:color="#008000" style:font-name="monospace" fo:font-size="10.5pt" fo:letter-spacing="normal" fo:font-style="italic" fo:font-weight="bold" fo:background-color="transparent" loext:char-shading-value="0" loext:padding="0cm" loext:border="none"/>
    </style:style>
    <style:style style:name="T16" style:family="text">
      <style:text-properties fo:color="#008000" style:font-name="monospace" fo:font-weight="bold"/>
    </style:style>
    <style:style style:name="T17" style:family="text">
      <style:text-properties fo:color="#008000" style:font-name="Helvetica Neue" fo:font-weight="bold" loext:padding="0cm" loext:border="none"/>
    </style:style>
    <style:style style:name="T18" style:family="text">
      <style:text-properties fo:color="#ba2121"/>
    </style:style>
    <style:style style:name="T19" style:family="text">
      <style:text-properties fo:color="#ba2121" loext:padding="0cm" loext:border="none"/>
    </style:style>
    <style:style style:name="T20" style:family="text">
      <style:text-properties fo:color="#ba2121" style:font-name="monospace" fo:font-size="10.5pt" fo:font-style="normal" fo:font-weight="normal" loext:padding="0cm" loext:border="none"/>
    </style:style>
    <style:style style:name="T21" style:family="text">
      <style:text-properties fo:color="#ba2121" style:font-name="monospace" fo:font-size="10.5pt" fo:letter-spacing="normal" fo:font-style="italic" fo:font-weight="normal" fo:background-color="transparent" loext:char-shading-value="0" loext:padding="0cm" loext:border="none"/>
    </style:style>
    <style:style style:name="T22" style:family="text">
      <style:text-properties style:font-name="monospace"/>
    </style:style>
    <style:style style:name="T23" style:family="text">
      <style:text-properties style:font-name="monospace" fo:font-size="10.5pt" fo:font-style="normal" fo:font-weight="normal"/>
    </style:style>
    <style:style style:name="T24" style:family="text">
      <style:text-properties style:font-name="monospace" fo:font-size="10.5pt" fo:font-style="normal" fo:font-weight="normal" loext:padding="0cm" loext:border="none"/>
    </style:style>
    <style:style style:name="T25" style:family="text">
      <style:text-properties fo:color="#666666"/>
    </style:style>
    <style:style style:name="T26" style:family="text">
      <style:text-properties fo:color="#666666" style:font-name="monospace"/>
    </style:style>
    <style:style style:name="T27" style:family="text">
      <style:text-properties fo:color="#666666" style:font-name="monospace" fo:font-size="10.5pt" fo:font-style="normal" fo:font-weight="normal" loext:padding="0cm" loext:border="none"/>
    </style:style>
    <style:style style:name="T28" style:family="text">
      <style:text-properties fo:color="#666666" style:font-name="monospace" fo:font-size="10.5pt" fo:letter-spacing="normal" fo:font-style="italic" fo:font-weight="normal" fo:background-color="transparent" loext:char-shading-value="0" loext:padding="0cm" loext:border="none"/>
    </style:style>
    <style:style style:name="T29" style:family="text">
      <style:text-properties fo:color="#666666" loext:padding="0cm" loext:border="none"/>
    </style:style>
    <style:style style:name="T30" style:family="text">
      <style:text-properties fo:color="#666666" style:font-name="Helvetica Neue" loext:padding="0cm" loext:border="none"/>
    </style:style>
    <style:style style:name="T31" style:family="text">
      <style:text-properties fo:font-variant="normal" fo:text-transform="none" fo:color="#333333" style:font-name="monospace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333333" style:font-name="monospace" fo:font-size="10.5pt" fo:letter-spacing="normal" fo:font-style="normal" fo:font-weight="normal" officeooo:rsid="0028b697" loext:padding="0cm" loext:border="none"/>
    </style:style>
    <style:style style:name="T33" style:family="text">
      <style:text-properties fo:font-variant="normal" fo:text-transform="none" fo:color="#333333" style:font-name="monospace" fo:font-size="10.5pt" fo:letter-spacing="normal" fo:font-style="normal" fo:font-weight="normal" officeooo:rsid="002be112" loext:padding="0cm" loext:border="none"/>
    </style:style>
    <style:style style:name="T34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35" style:family="text">
      <style:text-properties fo:font-variant="normal" fo:text-transform="none" fo:color="#000000" style:font-name="Helvetica Neue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Helvetica Neue" fo:font-size="10.5pt" fo:letter-spacing="normal" fo:font-style="normal" fo:font-weight="normal" officeooo:rsid="0028b697" loext:padding="0cm" loext:border="none"/>
    </style:style>
    <style:style style:name="T37" style:family="text">
      <style:text-properties fo:font-variant="normal" fo:text-transform="none" fo:color="#000000" style:font-name="Helvetica Neue" fo:font-size="10.5pt" fo:letter-spacing="normal" fo:font-style="normal" fo:font-weight="normal" officeooo:rsid="002be112" loext:padding="0cm" loext:border="none"/>
    </style:style>
    <style:style style:name="T38" style:family="text">
      <style:text-properties fo:font-variant="normal" fo:text-transform="none" fo:color="#000000" style:font-name="Helvetica Neue" fo:font-size="10.5pt" fo:letter-spacing="normal" fo:font-style="italic" fo:font-weight="normal" loext:padding="0cm" loext:border="none"/>
    </style:style>
    <style:style style:name="T39" style:family="text">
      <style:text-properties fo:font-variant="normal" fo:text-transform="none" fo:color="#000000" style:font-name="Helvetica Neue" fo:font-size="13.5pt" fo:letter-spacing="normal" fo:font-style="normal" fo:font-weight="bold"/>
    </style:style>
    <style:style style:name="T40" style:family="text">
      <style:text-properties fo:font-variant="normal" fo:text-transform="none" fo:color="#000000" style:font-name="monospace" fo:font-size="10.5pt" fo:letter-spacing="normal" fo:font-style="italic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008000" style:font-name="Helvetica Neue" fo:font-size="10.5pt" fo:letter-spacing="normal" fo:font-style="normal" fo:font-weight="bold" loext:padding="0cm" loext:border="none"/>
    </style:style>
    <style:style style:name="T42" style:family="text">
      <style:text-properties fo:font-variant="normal" fo:text-transform="none" fo:color="#008000" style:font-name="monospace" fo:font-size="10.5pt" fo:letter-spacing="normal" fo:font-style="normal" fo:font-weight="bold" loext:padding="0cm" loext:border="none"/>
    </style:style>
    <style:style style:name="T43" style:family="text">
      <style:text-properties fo:font-variant="normal" fo:text-transform="none" fo:color="#008000" style:font-name="monospace" fo:font-size="10.5pt" fo:letter-spacing="normal" fo:font-style="normal" fo:font-weight="bold" officeooo:rsid="0028b697" loext:padding="0cm" loext:border="none"/>
    </style:style>
    <style:style style:name="T44" style:family="text">
      <style:text-properties fo:font-variant="normal" fo:text-transform="none" fo:color="#008000" style:font-name="monospace" fo:font-size="10.5pt" fo:letter-spacing="normal" fo:font-style="normal" fo:font-weight="bold" officeooo:rsid="002be112" loext:padding="0cm" loext:border="none"/>
    </style:style>
    <style:style style:name="T45" style:family="text">
      <style:text-properties fo:font-variant="normal" fo:text-transform="none" fo:color="#0000ff" style:font-name="Helvetica Neue" fo:font-size="10.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0000ff" style:font-name="monospace" fo:font-size="10.5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0000ff" style:font-name="monospace" fo:font-size="10.5pt" fo:letter-spacing="normal" fo:font-style="normal" fo:font-weight="normal" officeooo:rsid="0028b697" loext:padding="0cm" loext:border="none"/>
    </style:style>
    <style:style style:name="T48" style:family="text">
      <style:text-properties fo:font-variant="normal" fo:text-transform="none" fo:color="#0000ff" style:font-name="monospace" fo:font-size="10.5pt" fo:letter-spacing="normal" fo:font-style="normal" fo:font-weight="normal" officeooo:rsid="002be112" loext:padding="0cm" loext:border="none"/>
    </style:style>
    <style:style style:name="T49" style:family="text">
      <style:text-properties fo:color="#0000ff"/>
    </style:style>
    <style:style style:name="T50" style:family="text">
      <style:text-properties fo:color="#0000ff" loext:padding="0cm" loext:border="none"/>
    </style:style>
    <style:style style:name="T51" style:family="text">
      <style:text-properties fo:color="#0000ff" style:font-name="Helvetica Neue" fo:font-weight="bold" loext:padding="0cm" loext:border="none"/>
    </style:style>
    <style:style style:name="T52" style:family="text">
      <style:text-properties fo:color="#0000ff" style:font-name="monospace" fo:font-size="10.5pt" fo:font-style="normal" fo:font-weight="bold" loext:padding="0cm" loext:border="none"/>
    </style:style>
    <style:style style:name="T53" style:family="text">
      <style:text-properties fo:color="#0000ff" style:font-name="monospace" fo:font-size="10.5pt" fo:letter-spacing="normal" fo:font-style="italic" fo:font-weight="normal" fo:background-color="transparent" loext:char-shading-value="0" loext:padding="0cm" loext:border="none"/>
    </style:style>
    <style:style style:name="T54" style:family="text">
      <style:text-properties fo:color="#0000ff" style:font-name="monospace" fo:font-weight="bold"/>
    </style:style>
    <style:style style:name="T55" style:family="text">
      <style:text-properties fo:color="#aa22ff" style:font-name="monospace" fo:font-size="10.5pt" fo:font-style="normal" fo:font-weight="bold" loext:padding="0cm" loext:border="none"/>
    </style:style>
    <style:style style:name="T56" style:family="text">
      <style:text-properties fo:color="#aa22ff" style:font-name="monospace" fo:font-weight="bold"/>
    </style:style>
    <style:style style:name="T57" style:family="text">
      <style:text-properties fo:color="#000000" style:font-name="Helvetica Neue"/>
    </style:style>
    <style:style style:name="T58" style:family="text">
      <style:text-properties fo:color="#000000" style:font-name="Helvetica Neue" loext:padding="0cm" loext:border="none"/>
    </style:style>
    <style:style style:name="T59" style:family="text">
      <style:text-properties fo:color="#000000" style:font-name="Helvetica Neue" fo:font-size="10.5pt" fo:letter-spacing="normal" fo:font-style="italic" fo:font-weight="normal" loext:padding="0cm" loext:border="none"/>
    </style:style>
    <style:style style:name="T60" style:family="text">
      <style:text-properties fo:color="#000000" style:font-name="Helvetica Neue" fo:font-size="10.5pt" fo:letter-spacing="normal" fo:font-style="italic" fo:font-weight="normal" officeooo:rsid="002c0b27" loext:padding="0cm" loext:border="none"/>
    </style:style>
    <style:style style:name="T61" style:family="text">
      <style:text-properties fo:color="#000000" style:font-name="monospace" fo:font-size="10.5pt" fo:background-color="#ffffff" loext:char-shading-value="0" loext:padding="0cm" loext:border="none"/>
    </style:style>
    <style:style style:name="T62" style:family="text">
      <style:text-properties fo:color="#000000" style:font-name="monospace" fo:font-size="10.5pt" fo:letter-spacing="normal" fo:font-style="italic" fo:font-weight="normal" fo:background-color="#ffffff" loext:char-shading-value="0" loext:padding="0cm" loext:border="none"/>
    </style:style>
    <style:style style:name="T63" style:family="text">
      <style:text-properties fo:color="#000000" loext:padding="0cm" loext:border="none"/>
    </style:style>
    <style:style style:name="T64" style:family="text">
      <style:text-properties fo:color="#000000" fo:font-style="italic" loext:padding="0cm" loext:border="none"/>
    </style:style>
    <style:style style:name="T65" style:family="text">
      <style:text-properties fo:color="#000000" fo:font-size="10.5pt" fo:font-style="italic" fo:background-color="#ffffff" loext:char-shading-value="0" loext:padding="0cm" loext:border="none"/>
    </style:style>
    <style:style style:name="T66" style:family="text">
      <style:text-properties fo:color="#000000" fo:font-weight="bold" loext:padding="0cm" loext:border="none"/>
    </style:style>
    <style:style style:name="T67" style:family="text">
      <style:text-properties fo:color="#408080" style:font-name="monospace" fo:font-size="10.5pt" fo:font-style="italic" fo:font-weight="normal" loext:padding="0cm" loext:border="none"/>
    </style:style>
    <style:style style:name="T68" style:family="text">
      <style:text-properties fo:color="#408080" style:font-name="monospace" fo:font-style="italic"/>
    </style:style>
    <style:style style:name="T69" style:family="text">
      <style:text-properties fo:color="#333333" style:font-name="monospace" fo:font-size="10.5pt" fo:letter-spacing="normal" fo:font-style="italic" fo:font-weight="normal" fo:background-color="transparent" loext:char-shading-value="0" loext:padding="0cm" loext:border="none"/>
    </style:style>
    <style:style style:name="T70" style:family="text">
      <style:text-properties officeooo:rsid="002c0b27"/>
    </style:style>
    <style:style style:name="T71" style:family="text">
      <style:text-properties fo:color="#0088cc" style:text-underline-style="solid" style:text-underline-width="auto" style:text-underline-color="font-color" fo:font-weight="bold" loext:padding="0cm" loext:border="none"/>
    </style:style>
    <style:style style:name="T72" style:family="text">
      <style:text-properties officeooo:rsid="0033ee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1</text:p>
      <text:p text:style-name="P1">-Handling Text in Python</text:p>
      <text:list xml:id="list1107922678728482238" text:style-name="L1">
        <text:list-header>
          <text:p text:style-name="P65">text 3=’To be or not to be’</text:p>
          <text:p text:style-name="P65">text4=text3.split(‘ ‘)</text:p>
        </text:list-header>
        <text:list-item>
          <text:p text:style-name="P65">len(text4)=6</text:p>
        </text:list-item>
        <text:list-item>
          <text:p text:style-name="P65">len(set(Text4))=5 (Set finds unique words in the list)</text:p>
        </text:list-item>
        <text:list-item>
          <text:p text:style-name="P67">len(set([w.lower() for w in text4])) (will find all words </text:p>
        </text:list-item>
        <text:list-item>
          <text:p text:style-name="P68">s.startswith(t)</text:p>
        </text:list-item>
        <text:list-item>
          <text:p text:style-name="P68">s.endswith(t)</text:p>
        </text:list-item>
        <text:list-item>
          <text:p text:style-name="P68">t in s</text:p>
        </text:list-item>
        <text:list-item>
          <text:p text:style-name="P68">s.isupper();s.islower();s.istitle()</text:p>
        </text:list-item>
        <text:list-item>
          <text:p text:style-name="P68">s.isalpha();s.isdigit();s.isalnum()(alpha-alphanumeric,alnum-alphabet numeric)</text:p>
        </text:list-item>
        <text:list-item>
          <text:p text:style-name="P68">s.lower();s.upper();s.titlecase()</text:p>
        </text:list-item>
        <text:list-item>
          <text:p text:style-name="P68">s.split(t)</text:p>
        </text:list-item>
        <text:list-item>
          <text:p text:style-name="P68">s.splitlines(t)(split ines on newline character</text:p>
        </text:list-item>
        <text:list-item>
          <text:p text:style-name="P68">s.join(t) (<text:span text:style-name="T1">would join on letter t --</text:span>opposite of splitlines</text:p>
        </text:list-item>
        <text:list-item>
          <text:p text:style-name="P69">s.strip();s.rstrip()</text:p>
        </text:list-item>
        <text:list-item>
          <text:p text:style-name="P69">s.find(t),s.rfind(t)</text:p>
        </text:list-item>
        <text:list-item>
          <text:p text:style-name="P70">s.replace(u,v)</text:p>
          <text:p text:style-name="P70">text5=’ouagadougou’</text:p>
          <text:p text:style-name="P70">text6=text5.split(‘ou)</text:p>
          <text:p text:style-name="P70">text6----[‘’,’agad’,’g’,’’]</text:p>
          <text:p text:style-name="P72">‘ou’.join(text6)</text:p>
          <text:p text:style-name="P71">’ouagadougou’</text:p>
        </text:list-item>
        <text:list-item>
          <text:p text:style-name="P73"><text:s/>letters in a word</text:p>
          <text:p text:style-name="P73">1)list(text5)</text:p>
          <text:p text:style-name="P73">2) [c <text:s/>for c in text5]</text:p>
        </text:list-item>
      </text:list>
      <text:p text:style-name="P2">Regular Expressions</text:p>
      <text:p text:style-name="P3">starts with @</text:p>
      <text:p text:style-name="P3">[A-Za-Z0-9­_]any alphabet digit or underscore</text:p>
      <text:p text:style-name="P3">+ -&gt;that repeats at least 1 or more times</text:p>
      <text:p text:style-name="P3">. -<text:span text:style-name="T2">&gt;wildcard matches a single character</text:span></text:p>
      <text:p text:style-name="P4">^ - <text:s/>start of string</text:p>
      <text:p text:style-name="P5">$-end of string</text:p>
      <text:p text:style-name="P5">[^abc] -matches character that is ot a or b <text:s/>or c</text:p>
      <text:p text:style-name="P6">()-acoping for operators</text:p>
      <text:p text:style-name="P6">\-Escape characters for special characters</text:p>
      <text:p text:style-name="P6">?-<text:span text:style-name="T3">matches 0 or 1 characters</text:span></text:p>
      <text:p text:style-name="P7">{n}-exactly n repetitions</text:p>
      <text:p text:style-name="P8">{n,}-at least n repetitions</text:p>
      <text:p text:style-name="P8">{,n}-at most n repetitions</text:p>
      <text:p text:style-name="P9">-re.findall(r’[^aeiou]’,text12)</text:p>
      <text:p text:style-name="P9">[‘g’,’d’,’g’]</text:p>
      <text:p text:style-name="P10">matching dates like 23/10/2002 10/23/2002 <text:s text:c="4"/>\d{2}[/-]\d{2}[/-]\d{4}</text:p>
      <text:p text:style-name="P10"/>
      <text:p text:style-name="P10"/>
      <text:p text:style-name="P11">Demonstration Regex with Pandas</text:p>
      <text:p text:style-name="P11">df[‘text’].str.len()</text:p>
      <text:p text:style-name="P11">df[‘text’].str.split().str.len()</text:p>
      <text:p text:style-name="P12">df[text’].str.contains[‘appointment’]</text:p>
      <text:p text:style-name="P12">df[text’].str.count(r’/d’) <text:s/>-how many times a digit occurs in each string</text:p>
      <text:p text:style-name="P12"><text:soft-page-break/>-<text:span text:style-name="T4">to find what these occurences are -df[text].str.findall(r’/d’)</text:span></text:p>
      <text:p text:style-name="P13">-<text:span text:style-name="T4">to find hours mins <text:s/>df[text].str.findall(r’(\d?\d):(\d\d)’)</text:span></text:p>
      <text:p text:style-name="P25">df[text].str.replace(r’\w+day\b’,’???’)</text:p>
      <text:p text:style-name="P25">df[text].str.replace(r’\w+day\b’,lambda x:x .groups()[0][:3]) monday by mon</text:p>
      <text:p text:style-name="P14">str.extract()</text:p>
      <text:p text:style-name="P15">df[‘text’].str.extractall(r’((\d?\d):(\d\d) ?([ap]m))’)<text:span text:style-name="T5">245pm 2 45 pm</text:span></text:p>
      <text:p text:style-name="P16">df[‘text’].str.extractall(r’(?p&lt;time&gt;(?p&lt;hour&gt;\d?\d):(?P&lt;minute&gt;\d\d)? (?P&lt;period&gt;[ap]m))’</text:p>
      <text:p text:style-name="P16">match <text:s text:c="2"/>time <text:s text:c="7"/>hour <text:s/>minute <text:s text:c="2"/>period</text:p>
      <text:p text:style-name="P16">0 0 <text:s text:c="5"/>2.45pm <text:s text:c="5"/>2 <text:s text:c="7"/>45 <text:s text:c="9"/>pm</text:p>
      <text:p text:style-name="P16">1 0 <text:s text:c="5"/>11.30pm <text:s text:c="3"/>11 <text:s text:c="5"/>30 <text:s text:c="9"/>pm</text:p>
      <text:p text:style-name="P16"/>
      <text:p text:style-name="P17">import nltk</text:p>
      <text:p text:style-name="P17">nltk.download <text:s/>-get corpora</text:p>
      <text:p text:style-name="P18">list(set(text))[:10] -first 10 words</text:p>
      <text:p text:style-name="P18">frequency of words-dist=FreqDist(text)</text:p>
      <text:p text:style-name="P18">len(dist)</text:p>
      <text:p text:style-name="P18">dist.keys (gives actual words</text:p>
      <text:p text:style-name="P18">dist[‘u FOUR’]-gives frequency of ‘u four’</text:p>
      <text:p text:style-name="P19">freqwords=w for w in vocabl if len(w)&gt;5 and dist(w)&gt;100</text:p>
      <text:p text:style-name="P20">porter=nltk.PorterStemmer()</text:p>
      <text:p text:style-name="P20"><text:s/><text:tab/><text:span text:style-name="T6">porter.stem(t) for t in words</text:span></text:p>
      <text:p text:style-name="P21">udhr=nltk.corpuus.udhr.words(‘English-Latin1’)</text:p>
      <text:p text:style-name="P22">porter.stem(‘t’) for t in udhr[:20]</text:p>
      <text:p text:style-name="P23">Wnlemma=nltk.WordNet.lemmatizer()</text:p>
      <text:p text:style-name="P23">[Wnlemma.lemmatize(t) for t in udhr(:20]</text:p>
      <text:p text:style-name="P24">nltk.word_tokenize()</text:p>
      <text:p text:style-name="P24"/>
      <text:p text:style-name="P24">---<text:span text:style-name="T7">Tokenize</text:span></text:p>
      <text:p text:style-name="P52"><text:span text:style-name="T10">with</text:span> <text:span text:style-name="T11">open</text:span><text:span text:style-name="T8">(</text:span><text:span text:style-name="T19">'moby.txt'</text:span><text:span text:style-name="T8">,</text:span> <text:span text:style-name="T19">'r'</text:span><text:span text:style-name="T8">)</text:span> <text:span text:style-name="T10">as</text:span> <text:span text:style-name="T8">f:</text:span></text:p>
      <text:p text:style-name="P46"><text:s text:c="4"/><text:span text:style-name="T24">moby_raw</text:span><text:span text:style-name="T23"> </text:span><text:span text:style-name="T27">=</text:span><text:span text:style-name="T23"> </text:span><text:span text:style-name="T24">f</text:span><text:span text:style-name="T27">.</text:span><text:span text:style-name="T24">read()</text:span></text:p>
      <text:p text:style-name="P61"><text:s text:c="4"/></text:p>
      <text:p text:style-name="P47"># If you would like to work with the novel in nltk.Text format you can use 'text1'</text:p>
      <text:p text:style-name="P44"><text:span text:style-name="T8">moby_tokens</text:span> <text:span text:style-name="T29">=</text:span> <text:span text:style-name="T8">nltk</text:span><text:span text:style-name="T29">.</text:span><text:span text:style-name="T8">word_tokenize(moby_raw)</text:span></text:p>
      <text:p text:style-name="P44"><text:span text:style-name="T8">text1</text:span> <text:span text:style-name="T29">=</text:span> <text:span text:style-name="T8">nltk</text:span><text:span text:style-name="T29">.</text:span><text:span text:style-name="T8">Text(moby_tokens)</text:span></text:p>
      <text:p text:style-name="P24"/>
      <text:p text:style-name="P26">#no of tokens(punctuations and words symbols)</text:p>
      <text:p text:style-name="P53"><text:span text:style-name="T10">return</text:span> <text:span text:style-name="T11">len</text:span><text:span text:style-name="T8">(nltk</text:span><text:span text:style-name="T29">.</text:span><text:span text:style-name="T8">word_tokenize(moby_raw))</text:span></text:p>
      <text:p text:style-name="P26"/>
      <text:p text:style-name="P26">#unique tokens (words and pronounciations</text:p>
      <text:p text:style-name="P53"><text:span text:style-name="T10">return</text:span> <text:span text:style-name="T11">len</text:span><text:span text:style-name="T8">(</text:span><text:span text:style-name="T11">set</text:span><text:span text:style-name="T8">(nltk</text:span><text:span text:style-name="T29">.</text:span><text:span text:style-name="T8">word_tokenize(moby_raw)))</text:span></text:p>
      <text:p text:style-name="P26"/>
      <text:p text:style-name="P26"/>
      <text:p text:style-name="P27"><text:span text:style-name="T7">-</text:span><text:span text:style-name="T34">After lemmatizing the verbs, how many unique tokens does text1 have?</text:span></text:p>
      <text:p text:style-name="P54"><text:span text:style-name="T17">from</text:span><text:span text:style-name="T57"> </text:span><text:span text:style-name="T51">nltk.stem</text:span><text:span text:style-name="T57"> </text:span><text:span text:style-name="T17">import</text:span><text:span text:style-name="T57"> </text:span><text:span text:style-name="T58">WordNetLemmatizer</text:span></text:p>
      <text:p text:style-name="P63"/>
      <text:p text:style-name="P44"><text:span text:style-name="T10">def</text:span> <text:span text:style-name="T50">example_three</text:span><text:span text:style-name="T8">():</text:span></text:p>
      <text:p text:style-name="P63"/>
      <text:p text:style-name="P46"><text:s text:c="4"/><text:span text:style-name="T24">lemmatizer</text:span><text:span text:style-name="T23"> </text:span><text:span text:style-name="T27">=</text:span><text:span text:style-name="T23"> </text:span><text:span text:style-name="T24">WordNetLemmatizer()</text:span></text:p>
      <text:p text:style-name="P46"><text:s text:c="4"/><text:span text:style-name="T24">lemmatized</text:span><text:span text:style-name="T23"> </text:span><text:span text:style-name="T27">=</text:span><text:span text:style-name="T23"> </text:span><text:span text:style-name="T24">[lemmatizer</text:span><text:span text:style-name="T27">.</text:span><text:span text:style-name="T24">lemmatize(w,</text:span><text:span text:style-name="T20">'v'</text:span><text:span text:style-name="T24">)</text:span><text:span text:style-name="T23"> </text:span><text:span text:style-name="T13">for</text:span><text:span text:style-name="T23"> </text:span><text:span text:style-name="T24">w</text:span><text:span text:style-name="T23"> </text:span><text:span text:style-name="T55">in</text:span><text:span text:style-name="T23"> </text:span><text:span text:style-name="T24">text1]</text:span></text:p>
      <text:p text:style-name="P63"/>
      <text:p text:style-name="P46"><text:s text:c="4"/><text:span text:style-name="T13">return</text:span><text:span text:style-name="T23"> </text:span><text:span text:style-name="T14">len</text:span><text:span text:style-name="T24">(</text:span><text:span text:style-name="T14">set</text:span><text:span text:style-name="T24">(lemmatized))</text:span></text:p>
      <text:p text:style-name="P45"/>
      <text:p text:style-name="P45"/>
      <text:p text:style-name="P28"><text:soft-page-break/>--<text:span text:style-name="T34">lexical diversity of the given text input? (i.e. ratio of unique tokens to the total number of tokens)</text:span></text:p>
      <text:p text:style-name="P54"><text:span text:style-name="T17">return</text:span><text:span text:style-name="T57"> </text:span><text:span text:style-name="T58">example_two()</text:span><text:span text:style-name="T30">/</text:span><text:span text:style-name="T58">example_one()</text:span></text:p>
      <text:p text:style-name="P28"><text:line-break/><text:span text:style-name="T34">---</text:span><text:span text:style-name="T35">What percentage of tokens is 'whale'or 'Whale'?</text:span></text:p>
      <text:p text:style-name="P33"><text:s text:c="3"/></text:p>
      <text:p text:style-name="P28"><text:span text:style-name="T35"><text:s text:c="3"/></text:span><text:span text:style-name="T41">def</text:span><text:span text:style-name="T34"> </text:span><text:span text:style-name="T45">answer_two</text:span><text:span text:style-name="T35">():</text:span></text:p>
      <text:p text:style-name="P62"><text:s text:c="2"/><text:span text:style-name="T13">return</text:span><text:span text:style-name="T23"> </text:span><text:span text:style-name="T24">(text1</text:span><text:span text:style-name="T27">.</text:span><text:span text:style-name="T24">vocab()[</text:span><text:span text:style-name="T20">'whale'</text:span><text:span text:style-name="T24">]</text:span><text:span text:style-name="T23"> </text:span><text:span text:style-name="T27">+</text:span><text:span text:style-name="T23"> </text:span><text:span text:style-name="T24">text1</text:span><text:span text:style-name="T27">.</text:span><text:span text:style-name="T24">vocab()[</text:span><text:span text:style-name="T20">'Whale'</text:span><text:span text:style-name="T24">])</text:span><text:span text:style-name="T23"> </text:span><text:span text:style-name="T27">/</text:span><text:span text:style-name="T23"> <text:s text:c="3"/></text:span></text:p>
      <text:p text:style-name="P62"><text:span text:style-name="T14"><text:s text:c="2"/>len</text:span><text:span text:style-name="T24">(nltk</text:span><text:span text:style-name="T27">.</text:span><text:span text:style-name="T24">word_tokenize(moby_raw))</text:span><text:span text:style-name="T23"> </text:span><text:span text:style-name="T27">*</text:span><text:span text:style-name="T23"> </text:span><text:span text:style-name="T27">100</text:span><text:span text:style-name="T23"> </text:span><text:span text:style-name="T67"># Your answer here</text:span></text:p>
      <text:p text:style-name="P63"/>
      <text:p text:style-name="P45"/>
      <text:p text:style-name="P45"><text:s text:c="2"/>answer_two()</text:p>
      <text:p text:style-name="P32"/>
      <text:p text:style-name="P34">---What are the 20 most frequently occurring (unique) tokens in the text? What is their frequency?</text:p>
      <text:p text:style-name="P28"><text:span text:style-name="Emphasis"><text:span text:style-name="T38">This function should return a list of 20 tuples where each tuple is of the form </text:span></text:span><text:span text:style-name="Emphasis"><text:span text:style-name="Source_20_Text"><text:span text:style-name="T40">(token, frequency)</text:span></text:span></text:span><text:span text:style-name="Emphasis"><text:span text:style-name="T38">. The list should be sorted in descending order of frequency.</text:span></text:span></text:p>
      <text:p text:style-name="P56"><text:span text:style-name="Emphasis"><text:span text:style-name="T42">def</text:span></text:span><text:span text:style-name="Emphasis"><text:span text:style-name="T31"> </text:span></text:span><text:span text:style-name="Emphasis"><text:span text:style-name="T46">answer_three</text:span></text:span><text:span text:style-name="Emphasis"><text:span text:style-name="T31">():</text:span></text:span></text:p>
      <text:p text:style-name="P46"><text:s text:c="4"/><text:span text:style-name="T13">import</text:span><text:span text:style-name="T23"> </text:span><text:span text:style-name="T52">operator</text:span></text:p>
      <text:p text:style-name="P63"/>
      <text:p text:style-name="P46"><text:s text:c="4"/><text:span text:style-name="T13">return</text:span><text:span text:style-name="T23"> </text:span><text:span text:style-name="T14">sorted</text:span><text:span text:style-name="T24">(text1</text:span><text:span text:style-name="T27">.</text:span><text:span text:style-name="T24">vocab()</text:span><text:span text:style-name="T27">.</text:span><text:span text:style-name="T24">items(),</text:span><text:span text:style-name="T23"> </text:span><text:span text:style-name="T24">key</text:span><text:span text:style-name="T27">=</text:span><text:span text:style-name="T24">operator</text:span><text:span text:style-name="T27">.</text:span><text:span text:style-name="T24">itemgetter(</text:span><text:span text:style-name="T27">1</text:span><text:span text:style-name="T24">),</text:span><text:span text:style-name="T23"> </text:span><text:span text:style-name="T24">reverse</text:span><text:span text:style-name="T27">=</text:span><text:span text:style-name="T13">True</text:span><text:span text:style-name="T24">)[:</text:span><text:span text:style-name="T27">20</text:span><text:span text:style-name="T24">]</text:span><text:span text:style-name="T23"> </text:span><text:span text:style-name="T67"># Your answer here</text:span></text:p>
      <text:p text:style-name="P63"/>
      <text:p text:style-name="P45">answer_three()</text:p>
      <text:p text:style-name="P28"><text:span text:style-name="Emphasis"><text:span text:style-name="T35"/></text:span></text:p>
      <text:p text:style-name="P29"><text:span text:style-name="Emphasis"><text:span text:style-name="T36">4.</text:span></text:span></text:p>
      <text:p text:style-name="P29"><text:span text:style-name="Emphasis"><text:span text:style-name="T36">What tokens have a length of greater than 5 and frequency of more than 150?</text:span></text:span></text:p>
      <text:p text:style-name="P41"><text:span text:style-name="Emphasis"><text:span text:style-name="T38">This function should return a sorted list of the tokens that match the above constraints. To sort your list, use </text:span></text:span><text:span text:style-name="Emphasis"><text:span text:style-name="Source_20_Text"><text:span text:style-name="T40">sorted()</text:span></text:span></text:span></text:p>
      <text:p text:style-name="P57"><text:span text:style-name="Emphasis"><text:span text:style-name="T43">def</text:span></text:span><text:span text:style-name="Emphasis"><text:span text:style-name="T32"> </text:span></text:span><text:span text:style-name="Emphasis"><text:span text:style-name="T47">answer_four</text:span></text:span><text:span text:style-name="Emphasis"><text:span text:style-name="T32">():</text:span></text:span></text:p>
      <text:p text:style-name="P61"><text:s text:c="4"/></text:p>
      <text:p text:style-name="P61"><text:s text:c="4"/></text:p>
      <text:p text:style-name="P46"><text:s text:c="4"/><text:span text:style-name="T13">return</text:span><text:span text:style-name="T23"> </text:span><text:span text:style-name="T14">sorted</text:span><text:span text:style-name="T24">([token</text:span><text:span text:style-name="T23"> </text:span><text:span text:style-name="T13">for</text:span><text:span text:style-name="T23"> </text:span><text:span text:style-name="T24">token,</text:span><text:span text:style-name="T23"> </text:span><text:span text:style-name="T24">freq</text:span><text:span text:style-name="T23"> </text:span><text:span text:style-name="T55">in</text:span><text:span text:style-name="T23"> </text:span><text:span text:style-name="T24">text1</text:span><text:span text:style-name="T27">.</text:span><text:span text:style-name="T24">vocab()</text:span><text:span text:style-name="T27">.</text:span><text:span text:style-name="T24">items()</text:span><text:span text:style-name="T23"> </text:span><text:span text:style-name="T13">if</text:span><text:span text:style-name="T23"> </text:span><text:span text:style-name="T14">len</text:span><text:span text:style-name="T24">(token)</text:span><text:span text:style-name="T23"> </text:span><text:span text:style-name="T27">&gt;</text:span><text:span text:style-name="T23"> </text:span><text:span text:style-name="T27">5</text:span><text:span text:style-name="T23"> </text:span><text:span text:style-name="T55">and</text:span><text:span text:style-name="T23"> </text:span><text:span text:style-name="T24">freq</text:span><text:span text:style-name="T23"> </text:span><text:span text:style-name="T27">&gt;</text:span><text:span text:style-name="T23"> </text:span><text:span text:style-name="T27">150</text:span><text:span text:style-name="T24">])</text:span><text:span text:style-name="T23"> </text:span><text:span text:style-name="T67"># Your answer here</text:span></text:p>
      <text:p text:style-name="P63"/>
      <text:p text:style-name="P45">answer_four()</text:p>
      <text:p text:style-name="P29"><text:span text:style-name="Emphasis"><text:span text:style-name="T36"/></text:span></text:p>
      <text:p text:style-name="P30"><text:span text:style-name="Emphasis"><text:span text:style-name="T37">5.</text:span></text:span></text:p>
      <text:p text:style-name="P58"><text:span text:style-name="Emphasis"><text:span text:style-name="T44">def</text:span></text:span><text:span text:style-name="Emphasis"><text:span text:style-name="T33"> </text:span></text:span><text:span text:style-name="Emphasis"><text:span text:style-name="T48">answer_five</text:span></text:span><text:span text:style-name="Emphasis"><text:span text:style-name="T33">():</text:span></text:span></text:p>
      <text:p text:style-name="P46"><text:s text:c="4"/><text:span text:style-name="T13">import</text:span><text:span text:style-name="T23"> </text:span><text:span text:style-name="T52">operator</text:span></text:p>
      <text:p text:style-name="P61"><text:s text:c="4"/></text:p>
      <text:p text:style-name="P46"><text:s text:c="4"/><text:span text:style-name="T13">return</text:span><text:span text:style-name="T23"> </text:span><text:span text:style-name="T14">sorted</text:span><text:span text:style-name="T24">([(token,</text:span><text:span text:style-name="T23"> </text:span><text:span text:style-name="T14">len</text:span><text:span text:style-name="T24">(token))</text:span><text:span text:style-name="T13">for</text:span><text:span text:style-name="T23"> </text:span><text:span text:style-name="T24">token,</text:span><text:span text:style-name="T23"> </text:span><text:span text:style-name="T24">freq</text:span><text:span text:style-name="T23"> </text:span><text:span text:style-name="T55">in</text:span><text:span text:style-name="T23"> </text:span><text:span text:style-name="T24">text1</text:span><text:span text:style-name="T27">.</text:span><text:span text:style-name="T24">vocab()</text:span><text:span text:style-name="T27">.</text:span><text:span text:style-name="T24">items()],</text:span><text:span text:style-name="T23"> </text:span><text:span text:style-name="T24">key</text:span><text:span text:style-name="T27">=</text:span><text:span text:style-name="T24">operator</text:span><text:span text:style-name="T27">.</text:span><text:span text:style-name="T24">itemgetter(</text:span><text:span text:style-name="T27">1</text:span><text:span text:style-name="T24">),</text:span><text:span text:style-name="T23"> </text:span><text:span text:style-name="T24">reverse</text:span><text:span text:style-name="T27">=</text:span><text:span text:style-name="T13">True</text:span><text:span text:style-name="T24">)[</text:span><text:span text:style-name="T27">0</text:span><text:span text:style-name="T24">]</text:span><text:span text:style-name="T23"> </text:span><text:span text:style-name="T67"># Your answer here</text:span></text:p>
      <text:p text:style-name="P63"/>
      <text:p text:style-name="P45">answer_five()</text:p>
      <text:p text:style-name="P30"><text:span text:style-name="Emphasis"><text:span text:style-name="T37"/></text:span></text:p>
      <text:p text:style-name="P30"><text:span text:style-name="Emphasis"><text:span text:style-name="T37">6.</text:span></text:span></text:p>
      <text:p text:style-name="P30"><text:soft-page-break/><text:span text:style-name="Emphasis"><text:span text:style-name="T37">What unique words have a frequency of more than 2000? What is their frequency?</text:span></text:span></text:p>
      <text:p text:style-name="P40"><text:span text:style-name="T63">"Hint: you may want to use </text:span><text:span text:style-name="Source_20_Text"><text:span text:style-name="T61">isalpha()</text:span></text:span><text:span text:style-name="T63"> to check if the token is a word and not punctuation."</text:span></text:p>
      <text:p text:style-name="P40"><text:span text:style-name="Emphasis"><text:span text:style-name="T64">This function should return a list of tuples of the form </text:span></text:span><text:span text:style-name="Emphasis"><text:span text:style-name="Source_20_Text"><text:span text:style-name="T65">(frequency, word)</text:span></text:span></text:span><text:span text:style-name="Emphasis"><text:span text:style-name="T64"> sorted in descending order of frequency.</text:span></text:span></text:p>
      <text:p text:style-name="P35">In [10]:</text:p>
      <text:p text:style-name="P36"/>
      <text:p text:style-name="P58"><text:span text:style-name="Emphasis"><text:span text:style-name="T37">---</text:span></text:span><text:span text:style-name="Emphasis"><text:span text:style-name="T44">def</text:span></text:span><text:span text:style-name="Emphasis"><text:span text:style-name="T33"> </text:span></text:span><text:span text:style-name="Emphasis"><text:span text:style-name="T48">answer_six</text:span></text:span><text:span text:style-name="Emphasis"><text:span text:style-name="T33">():</text:span></text:span></text:p>
      <text:p text:style-name="P46"><text:s text:c="4"/><text:span text:style-name="T13">import</text:span><text:span text:style-name="T23"> </text:span><text:span text:style-name="T52">operator</text:span></text:p>
      <text:p text:style-name="P61"><text:s text:c="4"/></text:p>
      <text:p text:style-name="P46"><text:s text:c="4"/><text:span text:style-name="T13">return</text:span><text:span text:style-name="T23"> </text:span><text:span text:style-name="T14">sorted</text:span><text:span text:style-name="T24">([(freq,</text:span><text:span text:style-name="T23"> </text:span><text:span text:style-name="T24">token)</text:span><text:span text:style-name="T23"> </text:span><text:span text:style-name="T13">for</text:span><text:span text:style-name="T23"> </text:span><text:span text:style-name="T24">token,</text:span><text:span text:style-name="T23"> </text:span><text:span text:style-name="T24">freq</text:span><text:span text:style-name="T23"> </text:span><text:span text:style-name="T55">in</text:span><text:span text:style-name="T23"> </text:span><text:span text:style-name="T24">text1</text:span><text:span text:style-name="T27">.</text:span><text:span text:style-name="T24">vocab()</text:span><text:span text:style-name="T27">.</text:span><text:span text:style-name="T24">items()</text:span><text:span text:style-name="T23"> </text:span><text:span text:style-name="T13">if</text:span><text:span text:style-name="T23"> </text:span><text:span text:style-name="T24">freq</text:span><text:span text:style-name="T23"> </text:span><text:span text:style-name="T27">&gt;</text:span><text:span text:style-name="T23"> </text:span><text:span text:style-name="T27">2000</text:span><text:span text:style-name="T23"> </text:span><text:span text:style-name="T55">and</text:span><text:span text:style-name="T23"> </text:span><text:span text:style-name="T24">token</text:span><text:span text:style-name="T27">.</text:span><text:span text:style-name="T24">isalpha()],</text:span><text:span text:style-name="T23"> </text:span><text:span text:style-name="T24">key</text:span><text:span text:style-name="T27">=</text:span><text:span text:style-name="T24">operator</text:span><text:span text:style-name="T27">.</text:span><text:span text:style-name="T24">itemgetter(</text:span><text:span text:style-name="T27">0</text:span><text:span text:style-name="T24">),</text:span><text:span text:style-name="T23"> </text:span><text:span text:style-name="T24">reverse</text:span><text:span text:style-name="T27">=</text:span><text:span text:style-name="T13">True</text:span><text:span text:style-name="T24">)</text:span><text:span text:style-name="T23"> </text:span><text:span text:style-name="T67"># Your answer here</text:span></text:p>
      <text:p text:style-name="P63"/>
      <text:p text:style-name="P45">answer_six()</text:p>
      <text:p text:style-name="P30"><text:span text:style-name="Emphasis"><text:span text:style-name="T37"/></text:span></text:p>
      <text:p text:style-name="P31"><text:span text:style-name="T70">7---</text:span><text:span text:style-name="T39">Question 7</text:span></text:p>
      <text:p text:style-name="P42">What is the average number of tokens per sentence?</text:p>
      <text:p text:style-name="P41"><text:span text:style-name="Emphasis"><text:span text:style-name="T38">This function should return a float.</text:span></text:span></text:p>
      <text:p text:style-name="P55"><text:span text:style-name="T10">def</text:span> <text:span text:style-name="T50">answer_seven</text:span><text:span text:style-name="T8">():</text:span></text:p>
      <text:p text:style-name="P61"><text:s text:c="4"/></text:p>
      <text:p text:style-name="P61"><text:s text:c="4"/></text:p>
      <text:p text:style-name="P46"><text:s text:c="4"/><text:span text:style-name="T13">return</text:span><text:span text:style-name="T23"> </text:span><text:span text:style-name="T24">np</text:span><text:span text:style-name="T27">.</text:span><text:span text:style-name="T24">mean([</text:span><text:span text:style-name="T14">len</text:span><text:span text:style-name="T24">(nltk</text:span><text:span text:style-name="T27">.</text:span><text:span text:style-name="T24">word_tokenize(sent))</text:span><text:span text:style-name="T23"> </text:span><text:span text:style-name="T13">for</text:span><text:span text:style-name="T23"> </text:span><text:span text:style-name="T24">sent</text:span><text:span text:style-name="T23"> </text:span><text:span text:style-name="T55">in</text:span><text:span text:style-name="T23"> </text:span><text:span text:style-name="T24">nltk</text:span><text:span text:style-name="T27">.</text:span><text:span text:style-name="T24">sent_tokenize(moby_raw)])</text:span><text:span text:style-name="T23"> </text:span><text:span text:style-name="T67"># Your answer here</text:span></text:p>
      <text:p text:style-name="P63"/>
      <text:p text:style-name="P45">answer_seven()</text:p>
      <text:p text:style-name="P31"/>
      <text:p text:style-name="P31"><text:span text:style-name="T70">8-</text:span><text:span text:style-name="T63">What are the 5 most frequent parts of speech in this text? What is their frequency?</text:span></text:p>
      <text:p text:style-name="P40"><text:span text:style-name="Emphasis"><text:span text:style-name="T64">This function should return a list of tuples of the form </text:span></text:span><text:span text:style-name="Emphasis"><text:span text:style-name="Source_20_Text"><text:span text:style-name="T65">(part_of_speech, frequency)</text:span></text:span></text:span><text:span text:style-name="Emphasis"><text:span text:style-name="T64"> sorted in descending order of frequency.</text:span></text:span></text:p>
      <text:p text:style-name="P37"/>
      <text:p text:style-name="P55"><text:span text:style-name="T10">def</text:span> <text:span text:style-name="T50">answer_eight</text:span><text:span text:style-name="T8">():</text:span></text:p>
      <text:p text:style-name="P46"><text:s text:c="4"/><text:span text:style-name="T13">from</text:span><text:span text:style-name="T23"> </text:span><text:span text:style-name="T52">collections</text:span><text:span text:style-name="T23"> </text:span><text:span text:style-name="T13">import</text:span><text:span text:style-name="T23"> </text:span><text:span text:style-name="T24">Counter</text:span></text:p>
      <text:p text:style-name="P46"><text:s text:c="4"/><text:span text:style-name="T13">import</text:span><text:span text:style-name="T23"> </text:span><text:span text:style-name="T52">operator</text:span></text:p>
      <text:p text:style-name="P61"><text:s text:c="4"/></text:p>
      <text:p text:style-name="P46"><text:s text:c="4"/><text:span text:style-name="T13">return</text:span><text:span text:style-name="T23"> </text:span><text:span text:style-name="T14">sorted</text:span><text:span text:style-name="T24">(Counter([tag</text:span><text:span text:style-name="T23"> </text:span><text:span text:style-name="T13">for</text:span><text:span text:style-name="T23"> </text:span><text:span text:style-name="T24">token,</text:span><text:span text:style-name="T23"> </text:span><text:span text:style-name="T24">tag</text:span><text:span text:style-name="T23"> </text:span><text:span text:style-name="T55">in</text:span><text:span text:style-name="T23"> </text:span><text:span text:style-name="T24">nltk</text:span><text:span text:style-name="T27">.</text:span><text:span text:style-name="T24">pos_tag(text1)])</text:span><text:span text:style-name="T27">.</text:span><text:span text:style-name="T24">items(),</text:span><text:span text:style-name="T23"> </text:span><text:span text:style-name="T24">key</text:span><text:span text:style-name="T27">=</text:span><text:span text:style-name="T24">operator</text:span><text:span text:style-name="T27">.</text:span><text:span text:style-name="T24">itemgetter(</text:span><text:span text:style-name="T27">1</text:span><text:span text:style-name="T24">),</text:span><text:span text:style-name="T23"> </text:span><text:span text:style-name="T24">reverse</text:span><text:span text:style-name="T27">=</text:span><text:span text:style-name="T13">True</text:span><text:span text:style-name="T24">)[:</text:span><text:span text:style-name="T27">5</text:span><text:span text:style-name="T24">]</text:span><text:span text:style-name="T23"> </text:span><text:span text:style-name="T67"># Your answer here</text:span></text:p>
      <text:p text:style-name="P63"/>
      <text:p text:style-name="P45">answer_eight()</text:p>
      <text:p text:style-name="P31"/>
      <text:p text:style-name="P31"><text:span text:style-name="T70">9--</text:span><text:span text:style-name="Emphasis"><text:span text:style-name="T59">This function should return a list of length three: </text:span></text:span><text:span text:style-name="Emphasis"><text:span text:style-name="Source_20_Text"><text:span text:style-name="T62">['cormulent_reccomendation', 'incendenece_reccomendation', 'validrate_reccomendation']</text:span></text:span></text:span><text:span text:style-name="Emphasis"><text:span text:style-name="T59">.</text:span></text:span></text:p>
      <text:p text:style-name="P59"><text:span text:style-name="Emphasis"><text:span text:style-name="T15">def</text:span></text:span><text:span text:style-name="Emphasis"><text:span text:style-name="T69"> </text:span></text:span><text:span text:style-name="Emphasis"><text:span text:style-name="T53">answer_nine</text:span></text:span><text:span text:style-name="Emphasis"><text:span text:style-name="T69">(entries</text:span></text:span><text:span text:style-name="Emphasis"><text:span text:style-name="T28">=</text:span></text:span><text:span text:style-name="Emphasis"><text:span text:style-name="T69">[</text:span></text:span><text:span text:style-name="Emphasis"><text:span text:style-name="T21">'cormulent'</text:span></text:span><text:span text:style-name="Emphasis"><text:span text:style-name="T69">, </text:span></text:span><text:span text:style-name="Emphasis"><text:span text:style-name="T21">'incendenece'</text:span></text:span><text:span text:style-name="Emphasis"><text:span text:style-name="T69">, </text:span></text:span><text:span text:style-name="Emphasis"><text:span text:style-name="T21">'validrate'</text:span></text:span><text:span text:style-name="Emphasis"><text:span text:style-name="T69">]):</text:span></text:span></text:p>
      <text:p text:style-name="P48"><text:s text:c="4"/><text:span text:style-name="T22">result </text:span><text:span text:style-name="T26">=</text:span><text:span text:style-name="T22"> []</text:span></text:p>
      <text:p text:style-name="P48"><text:s text:c="4"/><text:span text:style-name="T16">import</text:span><text:span text:style-name="T22"> </text:span><text:span text:style-name="T54">operator</text:span></text:p>
      <text:p text:style-name="P48"><text:s text:c="4"/><text:span text:style-name="T16">for</text:span><text:span text:style-name="T22"> entry </text:span><text:span text:style-name="T56">in</text:span><text:span text:style-name="T22"> entries:</text:span></text:p>
      <text:p text:style-name="P48"><text:s text:c="8"/><text:span text:style-name="T22">spell_list </text:span><text:span text:style-name="T26">=</text:span><text:span text:style-name="T22"> [spell </text:span><text:span text:style-name="T16">for</text:span><text:span text:style-name="T22"> spell </text:span><text:span text:style-name="T56">in</text:span><text:span text:style-name="T22"> correct_spellings </text:span><text:span text:style-name="T16">if</text:span><text:span text:style-name="T22"> spell</text:span><text:span text:style-name="T26">.</text:span><text:span text:style-name="T22">startswith(entry[</text:span><text:span text:style-name="T26">0</text:span><text:span text:style-name="T22">]) </text:span><text:span text:style-name="T56">and</text:span><text:span text:style-name="T22"> </text:span><text:span text:style-name="T12">len</text:span><text:span text:style-name="T22">(spell) </text:span><text:span text:style-name="T26">&gt;</text:span><text:span text:style-name="T22"> </text:span><text:span text:style-name="T26">2</text:span><text:span text:style-name="T22">]</text:span></text:p>
      <text:p text:style-name="P48"><text:soft-page-break/><text:s text:c="8"/><text:span text:style-name="T22">distance_list </text:span><text:span text:style-name="T26">=</text:span><text:span text:style-name="T22"> [(spell, nltk</text:span><text:span text:style-name="T26">.</text:span><text:span text:style-name="T22">jaccard_distance(</text:span><text:span text:style-name="T12">set</text:span><text:span text:style-name="T22">(nltk</text:span><text:span text:style-name="T26">.</text:span><text:span text:style-name="T22">ngrams(entry, n</text:span><text:span text:style-name="T26">=3</text:span><text:span text:style-name="T22">)), </text:span><text:span text:style-name="T12">set</text:span><text:span text:style-name="T22">(nltk</text:span><text:span text:style-name="T26">.</text:span><text:span text:style-name="T22">ngrams(spell, n</text:span><text:span text:style-name="T26">=3</text:span><text:span text:style-name="T22">)))) </text:span><text:span text:style-name="T16">for</text:span><text:span text:style-name="T22"> spell </text:span><text:span text:style-name="T56">in</text:span><text:span text:style-name="T22"> spell_list]</text:span></text:p>
      <text:p text:style-name="P60"/>
      <text:p text:style-name="P48"><text:s text:c="8"/><text:span text:style-name="T22">result</text:span><text:span text:style-name="T26">.</text:span><text:span text:style-name="T22">append(</text:span><text:span text:style-name="T12">sorted</text:span><text:span text:style-name="T22">(distance_list, key</text:span><text:span text:style-name="T26">=</text:span><text:span text:style-name="T22">operator</text:span><text:span text:style-name="T26">.</text:span><text:span text:style-name="T22">itemgetter(</text:span><text:span text:style-name="T26">1</text:span><text:span text:style-name="T22">))[</text:span><text:span text:style-name="T26">0</text:span><text:span text:style-name="T22">][</text:span><text:span text:style-name="T26">0</text:span><text:span text:style-name="T22">])</text:span></text:p>
      <text:p text:style-name="P64"><text:s text:c="4"/></text:p>
      <text:p text:style-name="P48"><text:s text:c="4"/><text:span text:style-name="T16">return</text:span><text:span text:style-name="T22"> result </text:span><text:span text:style-name="T68"># Your answer here</text:span></text:p>
      <text:p text:style-name="P64"><text:s text:c="4"/></text:p>
      <text:p text:style-name="P49">answer_nine()</text:p>
      <text:p text:style-name="P38">Out[14]:</text:p>
      <text:p text:style-name="P50">['corpulent', 'indecence', 'validate']</text:p>
      <text:p text:style-name="P31"><text:span text:style-name="Emphasis"><text:span text:style-name="T59"/></text:span></text:p>
      <text:p text:style-name="P31"><text:span text:style-name="Emphasis"><text:span text:style-name="T60"><text:tab/><text:tab/>10-For this recommender, your function should provide recommendations for the three default words provided above using the following distance metric:</text:span></text:span></text:p>
      <text:p text:style-name="P40"><text:a xlink:type="simple" xlink:href="https://en.wikipedia.org/wiki/Jaccard_index" text:style-name="Internet_20_link" text:visited-style-name="Visited_20_Internet_20_Link"><text:span text:style-name="Strong_20_Emphasis"><text:span text:style-name="T71">Jaccard distance</text:span></text:span></text:a><text:span text:style-name="Strong_20_Emphasis"><text:span text:style-name="T66"> on the 4-grams of the two words.</text:span></text:span></text:p>
      <text:p text:style-name="P40"><text:span text:style-name="Emphasis"><text:span text:style-name="T64">This function should return a list of length three: </text:span></text:span><text:span text:style-name="Emphasis"><text:span text:style-name="Source_20_Text"><text:span text:style-name="T65">['cormulent_reccomendation', 'incendenece_reccomendation', 'validrate_reccomendation']</text:span></text:span></text:span><text:span text:style-name="Emphasis"><text:span text:style-name="T64">.</text:span></text:span></text:p>
      <text:p text:style-name="P39">In [15]:</text:p>
      <text:p text:style-name="P49"><text:span text:style-name="T9">def</text:span> <text:span text:style-name="T49">answer_ten</text:span>(entries<text:span text:style-name="T25">=</text:span>[<text:span text:style-name="T18">'cormulent'</text:span>, <text:span text:style-name="T18">'incendenece'</text:span>, <text:span text:style-name="T18">'validrate'</text:span>]):</text:p>
      <text:p text:style-name="P48"><text:s text:c="4"/><text:span text:style-name="T22">result </text:span><text:span text:style-name="T26">=</text:span><text:span text:style-name="T22"> []</text:span></text:p>
      <text:p text:style-name="P48"><text:s text:c="4"/><text:span text:style-name="T16">import</text:span><text:span text:style-name="T22"> </text:span><text:span text:style-name="T54">operator</text:span></text:p>
      <text:p text:style-name="P48"><text:s text:c="4"/><text:span text:style-name="T16">for</text:span><text:span text:style-name="T22"> entry </text:span><text:span text:style-name="T56">in</text:span><text:span text:style-name="T22"> entries:</text:span></text:p>
      <text:p text:style-name="P48"><text:s text:c="8"/><text:span text:style-name="T22">spell_list </text:span><text:span text:style-name="T26">=</text:span><text:span text:style-name="T22"> [spell </text:span><text:span text:style-name="T16">for</text:span><text:span text:style-name="T22"> spell </text:span><text:span text:style-name="T56">in</text:span><text:span text:style-name="T22"> correct_spellings </text:span><text:span text:style-name="T16">if</text:span><text:span text:style-name="T22"> spell</text:span><text:span text:style-name="T26">.</text:span><text:span text:style-name="T22">startswith(entry[</text:span><text:span text:style-name="T26">0</text:span><text:span text:style-name="T22">]) </text:span><text:span text:style-name="T56">and</text:span><text:span text:style-name="T22"> </text:span><text:span text:style-name="T12">len</text:span><text:span text:style-name="T22">(spell) </text:span><text:span text:style-name="T26">&gt;</text:span><text:span text:style-name="T22"> </text:span><text:span text:style-name="T26">2</text:span><text:span text:style-name="T22">]</text:span></text:p>
      <text:p text:style-name="P48"><text:s text:c="8"/><text:span text:style-name="T22">distance_list </text:span><text:span text:style-name="T26">=</text:span><text:span text:style-name="T22"> [(spell, nltk</text:span><text:span text:style-name="T26">.</text:span><text:span text:style-name="T22">jaccard_distance(</text:span><text:span text:style-name="T12">set</text:span><text:span text:style-name="T22">(nltk</text:span><text:span text:style-name="T26">.</text:span><text:span text:style-name="T22">ngrams(entry, n</text:span><text:span text:style-name="T26">=4</text:span><text:span text:style-name="T22">)), </text:span><text:span text:style-name="T12">set</text:span><text:span text:style-name="T22">(nltk</text:span><text:span text:style-name="T26">.</text:span><text:span text:style-name="T22">ngrams(spell, n</text:span><text:span text:style-name="T26">=4</text:span><text:span text:style-name="T22">)))) </text:span><text:span text:style-name="T16">for</text:span><text:span text:style-name="T22"> spell </text:span><text:span text:style-name="T56">in</text:span><text:span text:style-name="T22"> spell_list]</text:span></text:p>
      <text:p text:style-name="P60"/>
      <text:p text:style-name="P48"><text:s text:c="8"/><text:span text:style-name="T22">result</text:span><text:span text:style-name="T26">.</text:span><text:span text:style-name="T22">append(</text:span><text:span text:style-name="T12">sorted</text:span><text:span text:style-name="T22">(distance_list, key</text:span><text:span text:style-name="T26">=</text:span><text:span text:style-name="T22">operator</text:span><text:span text:style-name="T26">.</text:span><text:span text:style-name="T22">itemgetter(</text:span><text:span text:style-name="T26">1</text:span><text:span text:style-name="T22">))[</text:span><text:span text:style-name="T26">0</text:span><text:span text:style-name="T22">][</text:span><text:span text:style-name="T26">0</text:span><text:span text:style-name="T22">])</text:span></text:p>
      <text:p text:style-name="P64"><text:s text:c="4"/></text:p>
      <text:p text:style-name="P48"><text:s text:c="4"/><text:span text:style-name="T16">return</text:span><text:span text:style-name="T22"> result </text:span><text:span text:style-name="T68"># Your answer here</text:span></text:p>
      <text:p text:style-name="P64"><text:s text:c="4"/></text:p>
      <text:p text:style-name="P49">answer_ten()</text:p>
      <text:p text:style-name="P38">Out[15]:</text:p>
      <text:p text:style-name="P50">['cormus', 'incendiary', 'valid']</text:p>
      <text:h text:style-name="P51" text:outline-level="3">Question 11</text:h>
      <text:p text:style-name="P43">For this recommender, your function should provide recommendations for the three default words provided above using the following distance metric:</text:p>
      <text:p text:style-name="P40"><text:a xlink:type="simple" xlink:href="https://en.wikipedia.org/wiki/Damerau–Levenshtein_distance" text:style-name="Internet_20_link" text:visited-style-name="Visited_20_Internet_20_Link"><text:span text:style-name="Strong_20_Emphasis"><text:span text:style-name="T71">Edit distance on the two words with transpositions.</text:span></text:span></text:a></text:p>
      <text:p text:style-name="P40"><text:span text:style-name="Emphasis"><text:span text:style-name="T64">This function should return a list of length three: </text:span></text:span><text:span text:style-name="Emphasis"><text:span text:style-name="Source_20_Text"><text:span text:style-name="T65">['cormulent_reccomendation', 'incendenece_reccomendation', 'validrate_reccomendation']</text:span></text:span></text:span><text:span text:style-name="Emphasis"><text:span text:style-name="T64">.</text:span></text:span></text:p>
      <text:p text:style-name="P39">In [16]:</text:p>
      <text:p text:style-name="P49"><text:span text:style-name="T9">def</text:span> <text:span text:style-name="T49">answer_eleven</text:span>(entries<text:span text:style-name="T25">=</text:span>[<text:span text:style-name="T18">'cormulent'</text:span>, <text:span text:style-name="T18">'incendenece'</text:span>, <text:span text:style-name="T18">'validrate'</text:span>]):</text:p>
      <text:p text:style-name="P48"><text:s text:c="4"/><text:span text:style-name="T22">result </text:span><text:span text:style-name="T26">=</text:span><text:span text:style-name="T22"> []</text:span></text:p>
      <text:p text:style-name="P48"><text:s text:c="4"/><text:span text:style-name="T16">import</text:span><text:span text:style-name="T22"> </text:span><text:span text:style-name="T54">operator</text:span></text:p>
      <text:p text:style-name="P48"><text:s text:c="4"/><text:span text:style-name="T16">for</text:span><text:span text:style-name="T22"> entry </text:span><text:span text:style-name="T56">in</text:span><text:span text:style-name="T22"> entries:</text:span></text:p>
      <text:p text:style-name="P48"><text:s text:c="8"/><text:span text:style-name="T22">spell_list </text:span><text:span text:style-name="T26">=</text:span><text:span text:style-name="T22"> [spell </text:span><text:span text:style-name="T16">for</text:span><text:span text:style-name="T22"> spell </text:span><text:span text:style-name="T56">in</text:span><text:span text:style-name="T22"> correct_spellings </text:span><text:span text:style-name="T16">if</text:span><text:span text:style-name="T22"> spell</text:span><text:span text:style-name="T26">.</text:span><text:span text:style-name="T22">startswith(entry[</text:span><text:span text:style-name="T26">0</text:span><text:span text:style-name="T22">]) </text:span><text:span text:style-name="T56">and</text:span><text:span text:style-name="T22"> </text:span><text:span text:style-name="T12">len</text:span><text:span text:style-name="T22">(spell) </text:span><text:span text:style-name="T26">&gt;</text:span><text:span text:style-name="T22"> </text:span><text:span text:style-name="T26">2</text:span><text:span text:style-name="T22">]</text:span></text:p>
      <text:p text:style-name="P48"><text:s text:c="8"/><text:span text:style-name="T22">distance_list </text:span><text:span text:style-name="T26">=</text:span><text:span text:style-name="T22"> [(spell, nltk</text:span><text:span text:style-name="T26">.</text:span><text:span text:style-name="T22">edit_distance(entry, spell, transpositions</text:span><text:span text:style-name="T26">=</text:span><text:span text:style-name="T16">True</text:span><text:span text:style-name="T22">)) </text:span><text:span text:style-name="T16">for</text:span><text:span text:style-name="T22"> spell </text:span><text:span text:style-name="T56">in</text:span><text:span text:style-name="T22"> spell_list]</text:span></text:p>
      <text:p text:style-name="P60"/>
      <text:p text:style-name="P48"><text:s text:c="8"/><text:span text:style-name="T22">result</text:span><text:span text:style-name="T26">.</text:span><text:span text:style-name="T22">append(</text:span><text:span text:style-name="T12">sorted</text:span><text:span text:style-name="T22">(distance_list, key</text:span><text:span text:style-name="T26">=</text:span><text:span text:style-name="T22">operator</text:span><text:span text:style-name="T26">.</text:span><text:span text:style-name="T22">itemgetter(</text:span><text:span text:style-name="T26">1</text:span><text:span text:style-name="T22">))[</text:span><text:span text:style-name="T26">0</text:span><text:span text:style-name="T22">][</text:span><text:span text:style-name="T26">0</text:span><text:span text:style-name="T22">])</text:span></text:p>
      <text:p text:style-name="P64"><text:s text:c="4"/></text:p>
      <text:p text:style-name="P48"><text:s text:c="4"/><text:span text:style-name="T16">return</text:span><text:span text:style-name="T22"> result</text:span><text:span text:style-name="T68"># Your answer here </text:span></text:p>
      <text:p text:style-name="P64"><text:s text:c="4"/></text:p>
      <text:p text:style-name="P49"><text:soft-page-break/>answer_eleven()</text:p>
      <text:p text:style-name="P38">Out[16]:</text:p>
      <text:p text:style-name="P50">['corpulent', 'intendence', 'validate']</text:p>
      <text:p text:style-name="P31"><text:line-break/><text:span text:style-name="T34">-</text:span></text:p>
      <text:p text:style-name="P24"/>
      <text:p text:style-name="P18"/>
      <text:p text:style-name="P16"/>
      <text:p text:style-name="P15"/>
      <text:p text:style-name="P13"/>
      <text:p text:style-name="P12"/>
      <text:p text:style-name="P7"/>
      <text:p text:style-name="P1"/>
      <text:p text:style-name="P75">1.<text:span text:style-name="T72">data scientist toolbox-2 rep(hello world),(sharing of files)</text:span></text:p>
      <text:p text:style-name="P75">exploratory-2 repo</text:p>
      <text:p text:style-name="P74">2.getting n clean data-1 repo</text:p>
      <text:p text:style-name="P74">3.r programming..1 repo for cache matrix</text:p>
      <text:p text:style-name="P74"><text:s text:c="30"/>2 assignments forked from cynthia</text:p>
      <text:p text:style-name="P74"><text:s text:c="32"/>compile and delete unnecessary</text:p>
      <text:p text:style-name="P76">reg models-toomany files</text:p>
      <text:p text:style-name="P77">developing DP -some repeating files</text:p>
      <text:p text:style-name="P78">practical ML-1 repeating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17:38.154801443</meta:creation-date>
    <meta:generator>LibreOffice/5.1.6.2$Linux_X86_64 LibreOffice_project/10m0$Build-2</meta:generator>
    <dc:date>2019-02-19T01:35:47.238206059</dc:date>
    <meta:editing-duration>PT7H28M41S</meta:editing-duration>
    <meta:editing-cycles>40</meta:editing-cycles>
    <meta:document-statistic meta:table-count="0" meta:image-count="0" meta:object-count="0" meta:page-count="6" meta:paragraph-count="204" meta:word-count="1005" meta:character-count="8489" meta:non-whitespace-character-count="7314"/>
  </office:meta>
</office:document-meta>
</file>